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timistic" svg:font-family="Optimistic, Helvetica, Arial, sans-serif"/>
    <style:font-face style:name="var body-font-family" svg:font-family="'var body-font-family', 'var font-family-defaul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e3e3e3" style:font-name="Helvetica" fo:font-size="11.25pt" fo:letter-spacing="normal" fo:font-style="normal" fo:font-weight="bold" loext:padding="0cm" loext:border="none"/>
    </style:style>
    <style:style style:name="P2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e3e3e3" style:font-name="Helvetica" fo:font-size="11.25pt" fo:letter-spacing="normal" fo:font-style="normal" fo:font-weight="normal" style:font-weight-asian="normal" style:font-weight-complex="normal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.212cm" loext:contextual-spacing="false" fo:text-indent="0cm" style:auto-text-indent="false" fo:padding="0cm" fo:border="none"/>
      <style:text-properties style:font-name="var body-font-family" fo:font-weight="bold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.212cm" loext:contextual-spacing="false" fo:text-indent="0cm" style:auto-text-indent="false" fo:padding="0cm" fo:border="none"/>
      <style:text-properties style:font-name="var body-font-family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.212cm" loext:contextual-spacing="false" fo:text-indent="0cm" style:auto-text-indent="false" fo:break-before="page" fo:padding="0cm" fo:border="none"/>
      <style:text-properties fo:font-variant="normal" fo:text-transform="none" fo:color="#000000" style:font-name="var body-font-family" fo:font-size="11.25pt" fo:letter-spacing="normal" fo:font-style="normal" fo:font-weight="normal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000000" style:font-name="var body-font-family" fo:font-size="11.25pt" fo:letter-spacing="normal" fo:font-style="normal" fo:font-weight="normal" loext:padding="0cm" loext:border="non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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Project Plan: Study Application using Laravel and AI API</text:span></text:p>
      <text:p text:style-name="P2">Pages:</text:p>
      <text:list xml:id="list688290879" text:style-name="L1">
        <text:list-item>
          <text:p text:style-name="P3">Dashboard</text:p>
          <text:list>
            <text:list-item>
              <text:p text:style-name="P4">Display progress bar for each subject</text:p>
            </text:list-item>
            <text:list-item>
              <text:p text:style-name="P4">Show upcoming exams and deadlines</text:p>
            </text:list-item>
            <text:list-item>
              <text:p text:style-name="P4">Links to study materials and timetables</text:p>
            </text:list-item>
          </text:list>
        </text:list-item>
        <text:list-item>
          <text:p text:style-name="P3">Timetable</text:p>
          <text:list>
            <text:list-item>
              <text:p text:style-name="P4">Upload timetable of classes for the semester</text:p>
            </text:list-item>
            <text:list-item>
              <text:p text:style-name="P4">Auto-generate study timetable using AI</text:p>
            </text:list-item>
            <text:list-item>
              <text:p text:style-name="P4">Display study schedule for the day/week</text:p>
            </text:list-item>
          </text:list>
        </text:list-item>
        <text:list-item>
          <text:p text:style-name="P3">Syllabus</text:p>
          <text:list>
            <text:list-item>
              <text:p text:style-name="P4">Upload syllabus PDFs</text:p>
            </text:list-item>
            <text:list-item>
              <text:p text:style-name="P4">Extract topics and subtopics from syllabus</text:p>
            </text:list-item>
            <text:list-item>
              <text:p text:style-name="P4">Display topic/subtopic hierarchy</text:p>
            </text:list-item>
          </text:list>
        </text:list-item>
        <text:list-item>
          <text:p text:style-name="P3">Study Materials</text:p>
          <text:list>
            <text:list-item>
              <text:p text:style-name="P4">Upload sources for each subject</text:p>
            </text:list-item>
            <text:list-item>
              <text:p text:style-name="P4">Generate flashcards, summarized notes, quizzes, and rephrased notes</text:p>
            </text:list-item>
            <text:list-item>
              <text:p text:style-name="P4">Display study materials for each subject</text:p>
            </text:list-item>
          </text:list>
        </text:list-item>
        <text:list-item>
          <text:p text:style-name="P3">Exams</text:p>
          <text:list>
            <text:list-item>
              <text:p text:style-name="P4">Generate weekly/monthly tests and exams</text:p>
            </text:list-item>
            <text:list-item>
              <text:p text:style-name="P4">Display exam schedule and topics</text:p>
            </text:list-item>
            <text:list-item>
              <text:p text:style-name="P4">Allow users to take practice exams</text:p>
            </text:list-item>
          </text:list>
        </text:list-item>
        <text:list-item>
          <text:p text:style-name="P3">Practice Exams</text:p>
          <text:list>
            <text:list-item>
              <text:p text:style-name="P4">Display practice exam questions and answers</text:p>
            </text:list-item>
            <text:list-item>
              <text:p text:style-name="P4">Allow users to submit answers for marking</text:p>
            </text:list-item>
            <text:list-item>
              <text:p text:style-name="P4">Provide feedback on weak areas and topics</text:p>
            </text:list-item>
          </text:list>
        </text:list-item>
        <text:list-item>
          <text:p text:style-name="P3">Calendar</text:p>
          <text:list>
            <text:list-item>
              <text:p text:style-name="P4">Generate study calendar using AI</text:p>
            </text:list-item>
            <text:list-item>
              <text:p text:style-name="P4">Display study schedule for the month</text:p>
            </text:list-item>
          </text:list>
        </text:list-item>
        <text:list-item>
          <text:p text:style-name="P3">Settings</text:p>
          <text:list>
            <text:list-item>
              <text:p text:style-name="P4">Allow users to customize study schedule and reminders</text:p>
              <text:p text:style-name="P5">December 1-5: Set up project structure, create models and migrations</text:p>
            </text:list-item>
          </text:list>
        </text:list-item>
        <text:list-item text:style-override="L2">
          <text:p text:style-name="P6">December 6-15: Implement timetable and syllabus features</text:p>
        </text:list-item>
        <text:list-item text:style-override="L2">
          <text:p text:style-name="P6">December 16-25: Implement study materials and exams features</text:p>
        </text:list-item>
        <text:list-item text:style-override="L2">
          <text:p text:style-name="P6">December 26-31: Implement practice exams, calendar, and settings features</text:p>
          <text:list>
            <text:list-item>
              <text:p text:style-name="P4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timistic" svg:font-family="Optimistic, Helvetica, Arial, sans-serif"/>
    <style:font-face style:name="var body-font-family" svg:font-family="'var body-font-family', 'var font-family-defaul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8T03:40:55.016814477</meta:creation-date>
    <dc:date>2024-12-08T03:46:19.044534772</dc:date>
    <meta:editing-duration>PT4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209" meta:character-count="1256" meta:non-whitespace-character-count="1115"/>
  </office:meta>
</office:document-meta>
</file>